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master-page-name="MP0">
      <style:paragraph-properties fo:margin-top="0cm" fo:margin-bottom="0cm" loext:contextual-spacing="false" fo:text-align="center" style:justify-single-word="false" style:page-number="auto" fo:break-before="pag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style>
    <style:style style:name="P4" style:family="paragraph" style:parent-style-name="Standard">
      <style:paragraph-properties fo:margin-top="0cm" fo:margin-bottom="0cm" loext:contextual-spacing="false"/>
      <style:text-properties fo:font-size="14pt" style:font-size-asian="14pt"/>
    </style:style>
    <style:style style:name="P5" style:family="paragraph" style:parent-style-name="Standard">
      <style:paragraph-properties fo:margin-top="0cm" fo:margin-bottom="0cm" loext:contextual-spacing="false"/>
      <style:text-properties fo:font-size="14pt" style:font-size-asian="14pt" style:font-size-complex="14pt"/>
    </style:style>
    <style:style style:name="P6" style:family="paragraph" style:parent-style-name="Standard">
      <style:paragraph-properties fo:margin-top="0cm" fo:margin-bottom="0cm" loext:contextual-spacing="false"/>
      <style:text-properties fo:font-size="18pt" style:text-underline-style="solid" style:text-underline-width="auto" style:text-underline-color="font-color" style:text-underline-mode="continuous" style:text-overline-mode="continuous" style:text-line-through-mode="continuous" style:font-size-asian="18pt"/>
    </style:style>
    <style:style style:name="P7" style:family="paragraph" style:parent-style-name="Standard">
      <style:paragraph-properties fo:margin-top="0cm" fo:margin-bottom="0cm" loext:contextual-spacing="false"/>
      <style:text-properties officeooo:paragraph-rsid="00178b41"/>
    </style:style>
    <style:style style:name="P8" style:family="paragraph" style:parent-style-name="Standard">
      <style:paragraph-properties fo:margin-left="5.399cm" fo:margin-right="0cm" fo:margin-top="0cm" fo:margin-bottom="0cm" loext:contextual-spacing="false" fo:text-indent="-5.399cm" style:auto-text-indent="false">
        <style:tab-stops/>
      </style:paragraph-properties>
      <style:text-properties fo:font-size="14pt" style:font-size-asian="14pt"/>
    </style:style>
    <style:style style:name="P9" style:family="paragraph" style:parent-style-name="Paragraphe_20_de_20_liste">
      <style:paragraph-properties fo:margin-top="0cm" fo:margin-bottom="0cm" loext:contextual-spacing="false"/>
      <style:text-properties fo:font-size="14pt" style:font-size-asian="14pt"/>
    </style:style>
    <style:style style:name="P10" style:family="paragraph" style:parent-style-name="Paragraphe_20_de_20_liste" style:list-style-name="WWNum1">
      <style:paragraph-properties fo:margin-top="0cm" fo:margin-bottom="0cm" loext:contextual-spacing="false"/>
      <style:text-properties fo:font-size="14pt" style:font-size-asian="14pt"/>
    </style:style>
    <style:style style:name="P11" style:family="paragraph" style:parent-style-name="Paragraphe_20_de_20_liste" style:list-style-name="WWNum1">
      <style:paragraph-properties fo:margin-top="0cm" fo:margin-bottom="0cm" loext:contextual-spacing="false"/>
    </style:style>
    <style:style style:name="P12" style:family="paragraph" style:parent-style-name="Paragraphe_20_de_20_liste">
      <style:paragraph-properties fo:margin-left="2.54cm" fo:margin-right="0cm" fo:margin-top="0cm" fo:margin-bottom="0cm" loext:contextual-spacing="false" fo:text-indent="0cm" style:auto-text-indent="false">
        <style:tab-stops/>
      </style:paragraph-properties>
      <style:text-properties fo:font-size="14pt" style:font-size-asian="14pt"/>
    </style:style>
    <style:style style:name="P13" style:family="paragraph" style:parent-style-name="Table_20_Contents">
      <style:text-properties officeooo:rsid="00178b41" officeooo:paragraph-rsid="00178b41"/>
    </style:style>
    <style:style style:name="P14" style:family="paragraph" style:parent-style-name="Table_20_Contents">
      <style:paragraph-properties fo:text-align="center" style:justify-single-word="false"/>
      <style:text-properties officeooo:rsid="00178b41" officeooo:paragraph-rsid="00178b41"/>
    </style:style>
    <style:style style:name="P15" style:family="paragraph" style:parent-style-name="Table_20_Contents">
      <style:text-properties officeooo:rsid="00187bf9" officeooo:paragraph-rsid="00187bf9"/>
    </style:style>
    <style:style style:name="T1" style:family="text">
      <style:text-properties fo:font-size="14pt" style:font-size-asian="14pt"/>
    </style:style>
    <style:style style:name="T2" style:family="text">
      <style:text-properties fo:font-size="14pt" officeooo:rsid="00178b41" style:font-size-asian="14pt"/>
    </style:style>
    <style:style style:name="T3" style:family="text">
      <style:text-properties fo:font-size="18pt" style:text-underline-style="solid" style:text-underline-width="auto" style:text-underline-color="font-color" officeooo:rsid="00178b41" style:text-underline-mode="continuous" style:text-overline-mode="continuous" style:text-line-through-mode="continuous" style:font-size-asian="18pt"/>
    </style:style>
    <style:style style:name="T4" style:family="text">
      <style:text-properties fo:font-style="italic" style:font-style-asian="italic" style:font-style-complex="italic"/>
    </style:style>
    <style:style style:name="T5" style:family="text">
      <style:text-properties officeooo:rsid="00187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IoT</text:p>
      <text:p text:style-name="P3"/>
      <text:p text:style-name="P4">Objectif du projet : Réaliser une application répartie comme celles qui sont nécessaires pour gérer et accéder à des objets sur le réseau Internet.</text:p>
      <text:p text:style-name="P4"/>
      <text:p text:style-name="P2"><text:span text:style-name="Police_20_par_20_défaut"><text:span text:style-name="T1">Structure du projet : Netbook sous Lubuntu en tant qu'objet/serveur, Serveur web, Interface Homme-Machine.</text:span></text:span></text:p>
      <text:p text:style-name="P2"><text:span text:style-name="Police_20_par_20_défaut"><text:span text:style-name="T1">Technologie utilisée : C, C++, Qt, JavaScript, Node.js, MongoDb</text:span></text:span></text:p>
      <text:p text:style-name="P4"/>
      <text:p text:style-name="P6">L'objet / serveur :</text:p>
      <text:p text:style-name="P2"><text:span text:style-name="Police_20_par_20_défaut"><text:span text:style-name="T1">Il s'agit d'un netbook sous Ubuntu. Ce serveur fait tourner en permanence un programme codé en C qui récupère et calcul plusieurs valeurs sur le matériel à savoir :</text:span></text:span></text:p>
      <text:list xml:id="list8309681145278321352" text:style-name="WWNum1">
        <text:list-item>
          <text:p text:style-name="P10">Valeurs du CPU</text:p>
          <text:list>
            <text:list-item>
              <text:p text:style-name="P10">Nombre total de tick CPU utilisés par les processus de l'utilisateur</text:p>
            </text:list-item>
            <text:list-item>
              <text:p text:style-name="P10">Nombre total de tick CPU utilisés par les processus de l'utilisateur qui ont une faible priorité</text:p>
            </text:list-item>
            <text:list-item>
              <text:p text:style-name="P10">Nombre total de tick CPU utilisés par les processus du système</text:p>
            </text:list-item>
            <text:list-item>
              <text:p text:style-name="P10">Nombre total de tick CPU non-utilisés</text:p>
            </text:list-item>
            <text:list-item>
              <text:p text:style-name="P11"><text:span text:style-name="Police_20_par_20_défaut"><text:span text:style-name="T1">Pourcentage d'utilisation du CPU</text:span></text:span></text:p>
            </text:list-item>
          </text:list>
        </text:list-item>
        <text:list-item>
          <text:p text:style-name="P10">Valeurs de la RAM</text:p>
          <text:list>
            <text:list-item>
              <text:p text:style-name="P10">Quantité de RAM totale en ko</text:p>
            </text:list-item>
            <text:list-item>
              <text:p text:style-name="P10">Quantité de RAM disponible en ko</text:p>
            </text:list-item>
            <text:list-item>
              <text:p text:style-name="P10">Quantité de tampon dans la RAM en ko</text:p>
            </text:list-item>
            <text:list-item>
              <text:p text:style-name="P10">Quantité de cache dans la RAM en ko</text:p>
            </text:list-item>
            <text:list-item>
              <text:p text:style-name="P10">Quantité de RAM utilisée en ko</text:p>
            </text:list-item>
            <text:list-item>
              <text:p text:style-name="P10">Pourcentage d'utilisation de la RAM</text:p>
            </text:list-item>
          </text:list>
        </text:list-item>
      </text:list>
      <text:p text:style-name="P12"/>
      <text:list xml:id="list104852122179879" text:continue-numbering="true" text:style-name="WWNum1">
        <text:list-item>
          <text:p text:style-name="P10">Valeurs du SWAP</text:p>
          <text:list>
            <text:list-item>
              <text:p text:style-name="P10">Quantité de SWAP total en ko</text:p>
            </text:list-item>
            <text:list-item>
              <text:p text:style-name="P10">Quantité de <text:s/>SWAP disponible en ko</text:p>
            </text:list-item>
            <text:list-item>
              <text:p text:style-name="P10">Quantité de cache dans le SWAP en ko</text:p>
            </text:list-item>
            <text:list-item>
              <text:p text:style-name="P10">Quantité de <text:s/>SWAP utilisé en ko</text:p>
            </text:list-item>
            <text:list-item>
              <text:p text:style-name="P10">Pourcentage d'utilisation du SWAP</text:p>
            </text:list-item>
          </text:list>
        </text:list-item>
      </text:list>
      <text:p text:style-name="P9"/>
      <text:p text:style-name="P9"/>
      <text:list xml:id="list104852127189913" text:continue-numbering="true" text:style-name="WWNum1">
        <text:list-item>
          <text:p text:style-name="P10"><text:soft-page-break/>Valeurs du disque dur</text:p>
          <text:list>
            <text:list-item>
              <text:p text:style-name="P10">Quantité total de données lues en ko</text:p>
            </text:list-item>
            <text:list-item>
              <text:p text:style-name="P10">Quantité total de données écrites en ko</text:p>
            </text:list-item>
            <text:list-item>
              <text:p text:style-name="P10">Temps totale d'activité du disque dur en ms</text:p>
            </text:list-item>
            <text:list-item>
              <text:p text:style-name="P10">Débit du disque dur en lecture en ko/s</text:p>
            </text:list-item>
            <text:list-item>
              <text:p text:style-name="P10">Débit du disque dur en écriture en ko/s</text:p>
            </text:list-item>
            <text:list-item>
              <text:p text:style-name="P10">Pourcentage d'utilisation du disque</text:p>
            </text:list-item>
          </text:list>
        </text:list-item>
        <text:list-item>
          <text:p text:style-name="P10">Valeurs du réseau</text:p>
          <text:list>
            <text:list-item>
              <text:p text:style-name="P10">Quantité totale de données reçues en octets</text:p>
            </text:list-item>
            <text:list-item>
              <text:p text:style-name="P10">Quantité totale de données envoyées en octets</text:p>
            </text:list-item>
            <text:list-item>
              <text:p text:style-name="P10">Débit de données reçues en o/s</text:p>
            </text:list-item>
            <text:list-item>
              <text:p text:style-name="P10">Débit de données envoyées en o/s</text:p>
            </text:list-item>
          </text:list>
        </text:list-item>
        <text:list-item>
          <text:p text:style-name="P10">Valeur temporelle</text:p>
          <text:list>
            <text:list-item>
              <text:p text:style-name="P10">Temps en secondes</text:p>
            </text:list-item>
            <text:list-item>
              <text:p text:style-name="P10">Temps en microsecondes</text:p>
            </text:list-item>
          </text:list>
        </text:list-item>
      </text:list>
      <text:p text:style-name="P4">L'acquisition des données des capteurs ainsi que les chaque connexion TCP sont exécutées dans des threads différents avec 'pthread'.</text:p>
      <text:p text:style-name="P4"/>
      <text:p text:style-name="P6">Le serveur web:</text:p>
      <text:p text:style-name="P2"><text:span text:style-name="Police_20_par_20_défaut"><text:span text:style-name="T1">Il est codé en javascript sous node.js</text:span></text:span></text:p>
      <text:p text:style-name="P8">Modules node.js utilisés :<text:tab/>- Express<text:line-break/>- Socket.io<text:line-break/>- Mongoose<text:line-break/>- Google charts</text:p>
      <text:p text:style-name="P4">Son rôle est de récupérer les données envoyées par le serveur, les sauvegarder dans une base de données toutes les minutes et les envoyer au client qui les affiche sous forme de graphiques.</text:p>
      <text:p text:style-name="P4"/>
      <text:p text:style-name="P6">L'interface homme-machine:</text:p>
      <text:p text:style-name="P5">Codée en C++ et utilisant le framework Qt, l'interface homme-machine permet à l'utilisateur de changer la fréquence d'envoi des données au serveur web et à l'interface. Elle permet entre-autres, d'arrêter le serveur à distance.</text:p>
      <text:p text:style-name="P5">Les difficultés rencontrées pour la création de cette interface ont été :</text:p>
      <text:p text:style-name="P5"><text:tab/>- L'utilisation de Slots</text:p>
      <text:p text:style-name="P5"><text:tab/>- La connexion des slots et des sockets au serveur TCP</text:p>
      <text:p text:style-name="P5"><text:tab/>- La réception de données du serveur</text:p>
      <text:p text:style-name="P4"/>
      <text:p text:style-name="P4"><text:soft-page-break/></text:p>
      <text:p text:style-name="P6">La connexion entre notre objet et le serveur web :</text:p>
      <text:p text:style-name="P2"><text:span text:style-name="Police_20_par_20_défaut"><text:span text:style-name="T1">Le serveur web envoi une requête de connexion à l'objet qui ouvrira une connexion TCP puis le transfert de données pourra commencer. Lors de la disparition de l'un de ces deux éléments la connexion est fermée en attendant une nouvelle requête.</text:span></text:span></text:p>
      <text:p text:style-name="P2"/>
      <text:p text:style-name="P7"><text:span text:style-name="Police_20_par_20_défaut"><text:span text:style-name="T3">Protocole de communication :</text:span></text:span></text:p>
      <table:table table:name="Tableau1" table:style-name="Tableau1">
        <table:table-column table:style-name="Tableau1.A" table:number-columns-repeated="2"/>
        <table:table-row>
          <table:table-cell table:style-name="Tableau1.A1" office:value-type="string">
            <text:p text:style-name="P14">Requête du client</text:p>
          </table:table-cell>
          <table:table-cell table:style-name="Tableau1.B1" office:value-type="string">
            <text:p text:style-name="P14">Réponse/<text:span text:style-name="T5">Action</text:span> du serveur</text:p>
          </table:table-cell>
        </table:table-row>
        <table:table-row>
          <table:table-cell table:style-name="Tableau1.A2" office:value-type="string">
            <text:p text:style-name="P13">CAPT_JSON</text:p>
          </table:table-cell>
          <table:table-cell table:style-name="Tableau1.B2" office:value-type="string">
            <text:p text:style-name="P13">Json contenant toute les données des capteurs</text:p>
          </table:table-cell>
        </table:table-row>
        <table:table-row>
          <table:table-cell table:style-name="Tableau1.A2" office:value-type="string">
            <text:p text:style-name="P13">CAPT_JSON_INTERVAL</text:p>
          </table:table-cell>
          <table:table-cell table:style-name="Tableau1.B2" office:value-type="string">
            <text:p text:style-name="P13">Json contenant toute les données des capteurs envoyé à interval régulier</text:p>
          </table:table-cell>
        </table:table-row>
        <table:table-row>
          <table:table-cell table:style-name="Tableau1.A2" office:value-type="string">
            <text:p text:style-name="P13">CH_FREQ <text:span text:style-name="T4">millisecondes</text:span></text:p>
          </table:table-cell>
          <table:table-cell table:style-name="Tableau1.B2" office:value-type="string">
            <text:p text:style-name="P15">Change la fréquence d'acquisition des données et d'envoi avec CATP_JSON_INTERVAL</text:p>
          </table:table-cell>
        </table:table-row>
        <table:table-row>
          <table:table-cell table:style-name="Tableau1.A2" office:value-type="string">
            <text:p text:style-name="P13">QUIT</text:p>
          </table:table-cell>
          <table:table-cell table:style-name="Tableau1.B2" office:value-type="string">
            <text:p text:style-name="P15">Stop l'objet</text:p>
          </table:table-cell>
        </table:table-row>
      </table:table>
      <text:p text:style-name="P7"><text:span text:style-name="Police_20_par_20_défau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Droid Sans Fallback"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stLabel_20_1" style:display-name="ListLabel 1" style:family="text">
      <style:text-properties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meta:initial-creator>Cyril</meta:initial-creator>
    <meta:creation-date>2016-05-11T08:23:00Z</meta:creation-date>
    <dc:date>2016-05-13T10:48:51.847000000</dc:date>
    <meta:editing-cycles>6</meta:editing-cycles>
    <meta:editing-duration>PT49M50S</meta:editing-duration>
    <meta:document-statistic meta:table-count="1" meta:image-count="0" meta:object-count="0" meta:page-count="3" meta:paragraph-count="64" meta:word-count="567" meta:character-count="3232" meta:non-whitespace-character-count="27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